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97cm"/>
    </style:style>
    <style:style style:name="co4" style:family="table-column">
      <style:table-column-properties fo:break-before="auto" style:column-width="2.484cm"/>
    </style:style>
    <style:style style:name="co5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true" style:vertical-align="automatic"/>
      <style:paragraph-properties fo:text-align="justify" fo:margin-left="0cm" style:writing-mode="page"/>
      <style:text-properties fo:color="#999999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automatic"/>
      <style:paragraph-properties fo:text-align="justify" fo:margin-left="0cm" style:writing-mode="page"/>
      <style:text-properties fo:color="#999999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shrink-to-fit="true" style:vertical-align="automatic"/>
      <style:paragraph-properties fo:text-align="justify"/>
      <style:text-properties fo:color="#999999" style:font-name="Arial"/>
    </style:style>
    <style:style style:name="ce4" style:family="table-cell" style:parent-style-name="Excel_20_Built-in_20_Normal">
      <style:table-cell-properties style:text-align-source="fix" style:repeat-content="false" fo:wrap-option="no-wrap" style:shrink-to-fit="true" style:vertical-align="automatic"/>
      <style:paragraph-properties fo:text-align="justify"/>
      <style:text-properties fo:color="#999999" style:font-name="Bahnschrift Light SemiCondensed" fo:font-weight="250"/>
    </style:style>
    <style:style style:name="ce5" style:family="table-cell" style:parent-style-name="Excel_20_Built-in_20_Normal">
      <style:table-cell-properties style:text-align-source="fix" style:repeat-content="true" fo:wrap-option="no-wrap" style:shrink-to-fit="true" style:vertical-align="automatic"/>
      <style:paragraph-properties fo:text-align="start"/>
      <style:text-properties fo:color="#999999" style:font-name="Arial"/>
    </style:style>
    <style:style style:name="ce6" style:family="table-cell" style:parent-style-name="Excel_20_Built-in_20_Normal">
      <style:table-cell-properties style:text-align-source="fix" style:repeat-content="false" fo:wrap-option="no-wrap" style:shrink-to-fit="true" style:vertical-align="automatic"/>
      <style:paragraph-properties fo:text-align="justify"/>
      <style:text-properties fo:color="#999999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shrink-to-fit="true" style:vertical-align="automatic"/>
      <style:paragraph-properties fo:text-align="justify"/>
      <style:text-properties fo:color="#999999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20" table:default-cell-style-name="ce3"/>
        <table:table-column table:style-name="co5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office:value-type="string">
            <text:p>W3C</text:p>
          </table:table-cell>
          <table:table-cell office:value-type="string">
            <text:p>Probleme de langue</text:p>
          </table:table-cell>
          <table:table-cell table:style-name="ce5" office:value-type="string">
            <text:p>Mis dans la balise par defaultMettre langue du site</text:p>
          </table:table-cell>
          <table:table-cell/>
          <table:table-cell table:style-name="ce6" office:value-type="string">
            <text:p>modif de la langue </text:p>
          </table:table-cell>
          <table:table-cell office:value-type="string">
            <text:p>W3C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chier bootstrap.css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office:value-type="string">
            <text:p>html</text:p>
          </table:table-cell>
          <table:table-cell office:value-type="string">
            <text:p>manque balises semantiques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office:value-type="string">
            <text:p>meta keyword</text:p>
          </table:table-cell>
          <table:table-cell office:value-type="string">
            <text:p>présente</text:p>
          </table:table-cell>
          <table:table-cell office:value-type="string">
            <text:p>Obsolète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>
            <text:p>chargement page</text:p>
          </table:table-cell>
          <table:table-cell office:value-type="string">
            <text:p>script java en téte</text:p>
          </table:table-cell>
          <table:table-cell office:value-type="string">
            <text:p>rapetissement du chargement de la pagemettre en fond de document</text:p>
          </table:table-cell>
          <table:table-cell office:value-type="string">
            <text:p>ou rajouter l'attribut defer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>
            <text:p>balises img : alt</text:p>
          </table:table-cell>
          <table:table-cell office:value-type="string">
            <text:p>Non explicite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office:value-type="string">
            <text:p>Nom des pages du site</text:p>
          </table:table-cell>
          <table:table-cell office:value-type="string">
            <text:p>Non explicite</text:p>
          </table:table-cell>
          <table:table-cell/>
          <table:table-cell office:value-type="string">
            <text:p>Permettre à l'utilisateur de comprendre le redirection du lien</text:p>
          </table:table-cell>
          <table:table-cell table:style-name="ce6"/>
          <table:table-cell table:number-columns-repeated="1019"/>
        </table:table-row>
        <table:table-row table:style-name="ro1" table:number-rows-repeated="6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29/07/2022</text:date>, <text:time>10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9T10:16:04.84</dc:date>
    <meta:generator>OpenOffice/4.1.8$Win32 OpenOffice.org_project/418m3$Build-9803</meta:generator>
    <meta:editing-duration>PT1H22M10S</meta:editing-duration>
    <meta:editing-cycles>5</meta:editing-cycles>
    <meta:document-statistic meta:table-count="1" meta:cell-count="27" meta:object-count="0"/>
  </office:meta>
</office:document-meta>
</file>